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officeooo:rsid="002642e6" officeooo:paragraph-rsid="002642e6" style:font-size-asian="14pt" style:font-size-complex="14pt"/>
    </style:style>
    <style:style style:name="P2" style:family="paragraph" style:parent-style-name="Standard">
      <style:text-properties style:font-name="PT Astra Serif" fo:font-size="14pt" officeooo:rsid="002642e6" officeooo:paragraph-rsid="002c8d13" style:font-size-asian="14pt" style:font-size-complex="14pt"/>
    </style:style>
    <style:style style:name="P3" style:family="paragraph" style:parent-style-name="Standard" style:list-style-name="L1">
      <style:text-properties style:font-name="PT Astra Serif" fo:font-size="14pt" officeooo:rsid="002642e6" officeooo:paragraph-rsid="002642e6" style:font-size-asian="14pt" style:font-size-complex="14pt"/>
    </style:style>
    <style:style style:name="P4" style:family="paragraph" style:parent-style-name="Standard" style:list-style-name="L1">
      <style:text-properties style:font-name="PT Astra Serif" fo:font-size="14pt" officeooo:rsid="002642e6" officeooo:paragraph-rsid="002c8d13" style:font-size-asian="14pt" style:font-size-complex="14pt"/>
    </style:style>
    <style:style style:name="T1" style:family="text">
      <style:text-properties officeooo:rsid="002ad2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И</text:span>з книги Льюиса Кэррола «История с узелками»:</text:p>
      <text:p text:style-name="P1"/>
      <text:list xml:id="list4160981884" text:style-name="L1">
        <text:list-item>
          <text:p text:style-name="P3">Все полисмены из нашей округи ужинают у нашей кухарки.</text:p>
        </text:list-item>
        <text:list-item>
          <text:p text:style-name="P3">Человек с длинными волосами не может не быть поэтом.</text:p>
        </text:list-item>
        <text:list-item>
          <text:p text:style-name="P3">Амос Джадд никогда не сидел в тюрьме.</text:p>
        </text:list-item>
        <text:list-item>
          <text:p text:style-name="P3">Все кузены нашей кухарки любят холодную баранину.</text:p>
        </text:list-item>
        <text:list-item>
          <text:p text:style-name="P3">В этой округе нет других поэтов, кроме полисменов.</text:p>
        </text:list-item>
        <text:list-item>
          <text:p text:style-name="P3">С нашей кухаркой не ужинает никто, кроме её кузенов.</text:p>
        </text:list-item>
        <text:list-item>
          <text:p text:style-name="P4">Все люди с короткими волосами сидели в тюрьме.</text:p>
          <text:p text:style-name="P4"/>
        </text:list-item>
      </text:list>
      <text:p text:style-name="P2">Следовательно, Амос Джадд любит холодную баранин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9-02-15T22:39:47.414201631</dc:date>
    <meta:editing-duration>PT53M11S</meta:editing-duration>
    <meta:editing-cycles>16</meta:editing-cycles>
    <meta:generator>LibreOffice/6.1.5.2$Linux_X86_64 LibreOffice_project/10$Build-2</meta:generator>
    <meta:print-date>2019-02-15T22:38:03.653179502</meta:print-date>
    <meta:document-statistic meta:table-count="0" meta:image-count="0" meta:object-count="0" meta:page-count="1" meta:paragraph-count="9" meta:word-count="77" meta:character-count="449" meta:non-whitespace-character-count="388"/>
  </office:meta>
</office:document-meta>
</file>